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110b01" officeooo:paragraph-rsid="00110b01"/>
    </style:style>
    <style:style style:name="P7" style:family="paragraph" style:parent-style-name="Standard">
      <style:text-properties officeooo:rsid="00074534" officeooo:paragraph-rsid="0012257d"/>
    </style:style>
    <style:style style:name="P8" style:family="paragraph" style:parent-style-name="Standard">
      <style:text-properties officeooo:rsid="00116f65" officeooo:paragraph-rsid="00116f65"/>
    </style:style>
    <style:style style:name="P9" style:family="paragraph" style:parent-style-name="Standard">
      <style:text-properties officeooo:rsid="00116f65" officeooo:paragraph-rsid="0012257d"/>
    </style:style>
    <style:style style:name="P10" style:family="paragraph" style:parent-style-name="Standard">
      <style:text-properties officeooo:rsid="0001d38c" officeooo:paragraph-rsid="00116f65"/>
    </style:style>
    <style:style style:name="P11" style:family="paragraph" style:parent-style-name="Standard">
      <style:text-properties officeooo:rsid="0008fbe4" officeooo:paragraph-rsid="00116f65"/>
    </style:style>
    <style:style style:name="P12" style:family="paragraph" style:parent-style-name="Standard">
      <style:text-properties officeooo:rsid="0013321b" officeooo:paragraph-rsid="0012257d"/>
    </style:style>
    <style:style style:name="P13" style:family="paragraph" style:parent-style-name="Standard">
      <style:text-properties officeooo:rsid="0012257d" officeooo:paragraph-rsid="0012257d"/>
    </style:style>
    <style:style style:name="P14" style:family="paragraph" style:parent-style-name="Standard">
      <style:text-properties officeooo:rsid="00126897" officeooo:paragraph-rsid="00126897"/>
    </style:style>
    <style:style style:name="P15" style:family="paragraph" style:parent-style-name="Standard">
      <style:text-properties officeooo:rsid="00126897" officeooo:paragraph-rsid="0015875e"/>
    </style:style>
    <style:style style:name="P16" style:family="paragraph" style:parent-style-name="Standard">
      <style:text-properties officeooo:rsid="00133edb" officeooo:paragraph-rsid="00133edb"/>
    </style:style>
    <style:style style:name="P17" style:family="paragraph" style:parent-style-name="Standard">
      <style:text-properties officeooo:rsid="0014a6b4" officeooo:paragraph-rsid="0014a6b4"/>
    </style:style>
    <style:style style:name="P18" style:family="paragraph" style:parent-style-name="Standard">
      <style:text-properties officeooo:rsid="0004bf42" officeooo:paragraph-rsid="001523ae"/>
    </style:style>
    <style:style style:name="P19" style:family="paragraph" style:parent-style-name="Standard">
      <style:text-properties officeooo:rsid="00043fe5" officeooo:paragraph-rsid="001523ae"/>
    </style:style>
    <style:style style:name="P20" style:family="paragraph" style:parent-style-name="Standard">
      <style:text-properties officeooo:rsid="001523ae" officeooo:paragraph-rsid="001523ae"/>
    </style:style>
    <style:style style:name="P21" style:family="paragraph" style:parent-style-name="Standard">
      <style:text-properties officeooo:rsid="0015875e" officeooo:paragraph-rsid="0015875e"/>
    </style:style>
    <style:style style:name="P22" style:family="paragraph" style:parent-style-name="Standard">
      <style:text-properties officeooo:rsid="00163d19" officeooo:paragraph-rsid="00163d19"/>
    </style:style>
    <style:style style:name="P23" style:family="paragraph" style:parent-style-name="Standard">
      <style:text-properties officeooo:rsid="001643ee" officeooo:paragraph-rsid="001643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>////////////////////////////////////////</text:p>
      <text:p text:style-name="P1">şeçeneğe balı olarak işlemler</text:p>
      <text:p text:style-name="P1"/>
      <text:p text:style-name="P1"/>
      <text:p text:style-name="P6">Şirket sahibi</text:p>
      <text:p text:style-name="P6">******************************</text:p>
      <text:p text:style-name="P6">adı</text:p>
      <text:p text:style-name="P6">soyadı</text:p>
      <text:p text:style-name="P6">kimlik No</text:p>
      <text:p text:style-name="P6">email</text:p>
      <text:p text:style-name="P6">telefon</text:p>
      <text:p text:style-name="P6">doğum tarihi</text:p>
      <text:p text:style-name="P6">doğum yeri</text:p>
      <text:p text:style-name="P6">Meslek</text:p>
      <text:p text:style-name="P6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6">Şirket türü</text:p>
      <text:p text:style-name="P6">**************************</text:p>
      <text:p text:style-name="P6">id</text:p>
      <text:p text:style-name="P6">şirket türü</text:p>
      <text:p text:style-name="P6"/>
      <text:p text:style-name="P6"/>
      <text:p text:style-name="P6">Şirket sahibi Şirkete Sahiptir</text:p>
      <text:p text:style-name="P6">****************************</text:p>
      <text:p text:style-name="P6">id</text:p>
      <text:p text:style-name="P6">şirket sahibiId</text:p>
      <text:p text:style-name="P6">şirketId</text:p>
      <text:p text:style-name="P6">------------------------------------------------------------------------------------------------------------------------</text:p>
      <text:p text:style-name="P6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8"><text:soft-page-break/>Şirket Fabrikaya Sahiptir</text:p>
      <text:p text:style-name="P8">***********************************</text:p>
      <text:p text:style-name="P8">id</text:p>
      <text:p text:style-name="P8">şirketId</text:p>
      <text:p text:style-name="P8">fabrikaId</text:p>
      <text:p text:style-name="P8">------------------------------------------------------------------------------------------------------------------------</text:p>
      <text:p text:style-name="P8"/>
      <text:p text:style-name="P10">Market</text:p>
      <text:p text:style-name="P10">************************</text:p>
      <text:p text:style-name="P8">id</text:p>
      <text:p text:style-name="P10">adı</text:p>
      <text:p text:style-name="P10">adresi</text:p>
      <text:p text:style-name="P11">telefon</text:p>
      <text:p text:style-name="P11">email</text:p>
      <text:p text:style-name="P11"/>
      <text:p text:style-name="P11"/>
      <text:p text:style-name="P11"/>
      <text:p text:style-name="P8">Şirket Markete Sahiptir</text:p>
      <text:p text:style-name="P8">****************************************</text:p>
      <text:p text:style-name="P8">id</text:p>
      <text:p text:style-name="P8">şirketId</text:p>
      <text:p text:style-name="P8">marketId</text:p>
      <text:p text:style-name="P8"/>
      <text:p text:style-name="P8">------------------------------------------------------------------------------------------------------------------------</text:p>
      <text:p text:style-name="P8"/>
      <text:p text:style-name="P13">Depo</text:p>
      <text:p text:style-name="P13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3">Şirket Depoya Sahiptir</text:p>
      <text:p text:style-name="P13">*********************************</text:p>
      <text:p text:style-name="P13">id</text:p>
      <text:p text:style-name="P13">şirketId</text:p>
      <text:p text:style-name="P13">depoId</text:p>
      <text:p text:style-name="P13">------------------------------------------------------------------------------------------------------------------------</text:p>
      <text:p text:style-name="P13"/>
      <text:p text:style-name="P8"/>
      <text:p text:style-name="P5">ürün</text:p>
      <text:p text:style-name="P5">***************************</text:p>
      <text:p text:style-name="P23">barkod numarası</text:p>
      <text:p text:style-name="P5">ad</text:p>
      <text:p text:style-name="P5">türü</text:p>
      <text:p text:style-name="P12">ürün birim</text:p>
      <text:p text:style-name="P12">ürün adet</text:p>
      <text:p text:style-name="P5">üretim maliyeti</text:p>
      <text:p text:style-name="P5">üretim tarihi</text:p>
      <text:p text:style-name="P5">son tüketim tarihi</text:p>
      <text:p text:style-name="P5"><text:soft-page-break/></text:p>
      <text:p text:style-name="P9">ürün türü</text:p>
      <text:p text:style-name="P9">*****************************</text:p>
      <text:p text:style-name="P9">id</text:p>
      <text:p text:style-name="P9">ürün tür</text:p>
      <text:p text:style-name="P9"/>
      <text:p text:style-name="P9">ürün birim</text:p>
      <text:p text:style-name="P9">*****************************</text:p>
      <text:p text:style-name="P9">id</text:p>
      <text:p text:style-name="P9">ürün birim</text:p>
      <text:p text:style-name="P9">------------------------------------------------------------------------------------------------------------------------</text:p>
      <text:p text:style-name="P9"/>
      <text:p text:style-name="P7">işçi</text:p>
      <text:p text:style-name="P7">*********************************</text:p>
      <text:p text:style-name="P7">kimlik no</text:p>
      <text:p text:style-name="P7">ad</text:p>
      <text:p text:style-name="P7">soyad</text:p>
      <text:p text:style-name="P7">cinsiyet</text:p>
      <text:p text:style-name="P7">telefon</text:p>
      <text:p text:style-name="P7">email</text:p>
      <text:p text:style-name="P13"/>
      <text:p text:style-name="P13"/>
      <text:p text:style-name="P14">iş yeri türleri</text:p>
      <text:p text:style-name="P14">*********************************</text:p>
      <text:p text:style-name="P14">id</text:p>
      <text:p text:style-name="P14">işyeritürü</text:p>
      <text:p text:style-name="P14"/>
      <text:p text:style-name="P14"/>
      <text:p text:style-name="P14">görev türüleri</text:p>
      <text:p text:style-name="P14">**********************************</text:p>
      <text:p text:style-name="P14">id</text:p>
      <text:p text:style-name="P14">görev</text:p>
      <text:p text:style-name="P14">iş yeri türü</text:p>
      <text:p text:style-name="P14"/>
      <text:p text:style-name="P17">görev değer</text:p>
      <text:p text:style-name="P17">************************************</text:p>
      <text:p text:style-name="P17">id</text:p>
      <text:p text:style-name="P17">görev değer</text:p>
      <text:p text:style-name="P14"/>
      <text:p text:style-name="P14"/>
      <text:p text:style-name="P14">rütbe türleri</text:p>
      <text:p text:style-name="P14">*************************************</text:p>
      <text:p text:style-name="P14">id</text:p>
      <text:p text:style-name="P14">rütbe</text:p>
      <text:p text:style-name="P14">iş yeri türü</text:p>
      <text:p text:style-name="P14"/>
      <text:p text:style-name="P17">rütbe değer</text:p>
      <text:p text:style-name="P17">************************************</text:p>
      <text:p text:style-name="P17">id</text:p>
      <text:p text:style-name="P17">rütbe değer</text:p>
      <text:p text:style-name="P17"/>
      <text:p text:style-name="P17"/>
      <text:p text:style-name="P16"><text:soft-page-break/>işçi şu görevde şu rütbeye sahiptir</text:p>
      <text:p text:style-name="P16">****************************************</text:p>
      <text:p text:style-name="P16">işçi id</text:p>
      <text:p text:style-name="P16">görev id</text:p>
      <text:p text:style-name="P16">rütbe id</text:p>
      <text:p text:style-name="P17">maaş=görev değer +rütbe değer</text:p>
      <text:p text:style-name="P17"/>
      <text:p text:style-name="P17"/>
      <text:p text:style-name="P17">------------------------------------------------------------------------------------------------------------------------</text:p>
      <text:p text:style-name="P17"/>
      <text:p text:style-name="P19">Araç</text:p>
      <text:p text:style-name="P19">************************</text:p>
      <text:p text:style-name="P19">id</text:p>
      <text:p text:style-name="P19">türü</text:p>
      <text:p text:style-name="P19">marka</text:p>
      <text:p text:style-name="P19">model</text:p>
      <text:p text:style-name="P19">plaka numarası</text:p>
      <text:p text:style-name="P19">saşe numarası</text:p>
      <text:p text:style-name="P19">gidilen km miktarı</text:p>
      <text:p text:style-name="P18">alınma tarihi</text:p>
      <text:p text:style-name="P18">alındığı fiyat</text:p>
      <text:p text:style-name="P18">şu anki değeri</text:p>
      <text:p text:style-name="P18"/>
      <text:p text:style-name="P18"/>
      <text:p text:style-name="P20">Araç türü</text:p>
      <text:p text:style-name="P20">***************************</text:p>
      <text:p text:style-name="P20">id</text:p>
      <text:p text:style-name="P20">tür</text:p>
      <text:p text:style-name="P20"/>
      <text:p text:style-name="P20">Araç marka</text:p>
      <text:p text:style-name="P20">****************************</text:p>
      <text:p text:style-name="P20">id </text:p>
      <text:p text:style-name="P20">marka</text:p>
      <text:p text:style-name="P20"/>
      <text:p text:style-name="P20"/>
      <text:p text:style-name="P20">Araç model</text:p>
      <text:p text:style-name="P20">*****************************</text:p>
      <text:p text:style-name="P20">id </text:p>
      <text:p text:style-name="P20">markaId</text:p>
      <text:p text:style-name="P20">model</text:p>
      <text:p text:style-name="P14"/>
      <text:p text:style-name="P14"/>
      <text:p text:style-name="P14">------------------------------------------------------------------------------------------------------------------------</text:p>
      <text:p text:style-name="P14"/>
      <text:p text:style-name="P21">malzeme</text:p>
      <text:p text:style-name="P21">************************</text:p>
      <text:p text:style-name="P21">id</text:p>
      <text:p text:style-name="P21">ad</text:p>
      <text:p text:style-name="P21">alınma tarihi</text:p>
      <text:p text:style-name="P21">alındığı fiyat</text:p>
      <text:p text:style-name="P15">------------------------------------------------------------------------------------------------------------------------</text:p>
      <text:p text:style-name="P15"/>
      <text:p text:style-name="P21"><text:soft-page-break/>Fabrika İşçiye sahiptir</text:p>
      <text:p text:style-name="P21">*****************************</text:p>
      <text:p text:style-name="P21">id</text:p>
      <text:p text:style-name="P21">fabrikaId</text:p>
      <text:p text:style-name="P21">işçiId</text:p>
      <text:p text:style-name="P21"/>
      <text:p text:style-name="P22">Fabrika Araca Sahiptir</text:p>
      <text:p text:style-name="P22">******************************</text:p>
      <text:p text:style-name="P22">id</text:p>
      <text:p text:style-name="P22">fabrikaId</text:p>
      <text:p text:style-name="P22">AraçId</text:p>
      <text:p text:style-name="P22"/>
      <text:p text:style-name="P22">Fabrika Malzemeye Sahiptir</text:p>
      <text:p text:style-name="P22">******************************</text:p>
      <text:p text:style-name="P22">id</text:p>
      <text:p text:style-name="P22">fabrikaId</text:p>
      <text:p text:style-name="P22">malzemeId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0-25T12:37:41.404000000</dc:date>
    <meta:editing-duration>PT40M8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79" meta:word-count="253" meta:character-count="3061" meta:non-whitespace-character-count="2985"/>
  </office:meta>
</office:document-meta>
</file>